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EF5A4DDB762F476290FE73A1F53B351F.png" manifest:media-type="image/png"/>
  <manifest:file-entry manifest:full-path="Pictures/AFBACCB1AC884032A1C862B09425C665.png" manifest:media-type="image/png"/>
  <manifest:file-entry manifest:full-path="Pictures/60CC769FCBF64D4890B03DB2CD0C270C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automatic-styles/>
  <office:body>
    <office:text>
      <text:p><draw:frame svg:width="16cm" svg:height="22cm" text:anchor-type="paragraph"><draw:image xlink:href="Pictures/EF5A4DDB762F476290FE73A1F53B351F.png"/></draw:frame></text:p>
      <text:p><draw:frame svg:width="16cm" svg:height="22cm" text:anchor-type="paragraph"><draw:image xlink:href="Pictures/AFBACCB1AC884032A1C862B09425C665.png"/></draw:frame></text:p>
      <text:p><draw:frame svg:width="16cm" svg:height="22cm" text:anchor-type="paragraph"><draw:image xlink:href="Pictures/60CC769FCBF64D4890B03DB2CD0C270C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